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586cm" table:align="left"/>
    </style:style>
    <style:style style:name="Tabela1.A" style:family="table-column">
      <style:table-column-properties style:column-width="1.305cm"/>
    </style:style>
    <style:style style:name="Tabela1.B" style:family="table-column">
      <style:table-column-properties style:column-width="16.281cm"/>
    </style:style>
    <style:style style:name="Tabela1.A1" style:family="table-cell">
      <style:table-cell-properties fo:padding="0.097cm" fo:border-left="0.5pt solid #000000" fo:border-right="none" fo:border-top="0.5pt solid #000000" fo:border-bottom="none"/>
    </style:style>
    <style:style style:name="Tabela1.B1" style:family="table-cell">
      <style:table-cell-properties fo:padding="0.097cm" fo:border-left="none" fo:border-right="0.5pt solid #000000" fo:border-top="0.5pt solid #000000" fo:border-bottom="none"/>
    </style:style>
    <style:style style:name="Tabela1.A2" style:family="table-cell">
      <style:table-cell-properties fo:padding="0.097cm" fo:border-left="0.5pt solid #000000" fo:border-right="none" fo:border-top="none" fo:border-bottom="none"/>
    </style:style>
    <style:style style:name="Tabela1.B2" style:family="table-cell">
      <style:table-cell-properties fo:padding="0.097cm" fo:border-left="none" fo:border-right="0.5pt solid #000000" fo:border-top="none" fo:border-bottom="none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181215"/>
    </style:style>
    <style:style style:name="P2" style:family="paragraph" style:parent-style-name="Standard">
      <style:text-properties officeooo:rsid="00181215" officeooo:paragraph-rsid="00181215"/>
    </style:style>
    <style:style style:name="P3" style:family="paragraph" style:parent-style-name="Standard">
      <style:text-properties officeooo:rsid="00181215" officeooo:paragraph-rsid="00198941"/>
    </style:style>
    <style:style style:name="P4" style:family="paragraph" style:parent-style-name="Standard">
      <style:text-properties officeooo:rsid="00198941" officeooo:paragraph-rsid="00198941"/>
    </style:style>
    <style:style style:name="P5" style:family="paragraph" style:parent-style-name="Standard">
      <style:text-properties officeooo:paragraph-rsid="00198941"/>
    </style:style>
    <style:style style:name="P6" style:family="paragraph" style:parent-style-name="Standard">
      <style:text-properties fo:color="#c9211e" loext:opacity="100%" officeooo:paragraph-rsid="00198941"/>
    </style:style>
    <style:style style:name="P7" style:family="paragraph" style:parent-style-name="Standard">
      <style:text-properties fo:color="#c9211e" loext:opacity="100%" officeooo:rsid="001b8fba" officeooo:paragraph-rsid="001b8fba"/>
    </style:style>
    <style:style style:name="P8" style:family="paragraph" style:parent-style-name="Standard">
      <style:text-properties officeooo:paragraph-rsid="001a8b57"/>
    </style:style>
    <style:style style:name="P9" style:family="paragraph" style:parent-style-name="Standard">
      <style:text-properties officeooo:paragraph-rsid="001b8fba"/>
    </style:style>
    <style:style style:name="P10" style:family="paragraph" style:parent-style-name="Standard">
      <style:text-properties officeooo:rsid="001b8fba" officeooo:paragraph-rsid="001b8fba"/>
    </style:style>
    <style:style style:name="P11" style:family="paragraph" style:parent-style-name="Standard">
      <style:text-properties officeooo:rsid="001bd1c7" officeooo:paragraph-rsid="001bd1c7"/>
    </style:style>
    <style:style style:name="P12" style:family="paragraph" style:parent-style-name="Standard">
      <style:text-properties style:use-window-font-color="true" loext:opacity="0%" officeooo:paragraph-rsid="00198941"/>
    </style:style>
    <style:style style:name="P13" style:family="paragraph" style:parent-style-name="Standard">
      <style:text-properties style:use-window-font-color="true" loext:opacity="0%" officeooo:rsid="00198941" officeooo:paragraph-rsid="00198941"/>
    </style:style>
    <style:style style:name="P14" style:family="paragraph" style:parent-style-name="Standard">
      <style:text-properties style:use-window-font-color="true" loext:opacity="0%" officeooo:paragraph-rsid="001b8fba"/>
    </style:style>
    <style:style style:name="T1" style:family="text">
      <style:text-properties officeooo:rsid="001812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1</text:p>
          </table:table-cell>
          <table:table-cell table:style-name="Tabela1.B1" office:value-type="string">
            <text:p text:style-name="P5">[1 <text:span text:style-name="T1">]</text:span></text:p>
            <text:p text:style-name="P5">Soheil Abbasloo, Chen-Yu Yen, and H Jonathan Chao. 2020. Classic meets modern: A pragmatic learning-based congestion control for the internet.</text:p>
            <text:p text:style-name="P5">In Proceedings of the Annual conference of the ACM Special Interest Group on Data Communication on the applications, technologies, architectures, and</text:p>
            <text:p text:style-name="P5">protocols for computer communication. 632–647</text:p>
            <text:p text:style-name="P5"/>
          </table:table-cell>
        </table:table-row>
        <table:table-row>
          <table:table-cell table:style-name="Tabela1.A2" office:value-type="string">
            <text:p text:style-name="P10">2</text:p>
          </table:table-cell>
          <table:table-cell table:style-name="Tabela1.B2" office:value-type="string">
            <text:p text:style-name="P12"><text:span text:style-name="T1">[</text:span>6<text:span text:style-name="T1">]</text:span></text:p>
            <text:p text:style-name="P12"/>
            <text:p text:style-name="P12">Venkataramana Badarla and C Siva Ram Murthy. 2011. Learning-TCP: A stochastic approach for efficient update in TCP congestion window in adhoc wireless networks. J. Parallel and Distrib. Comput. 71, 6 (2011), 863–878.</text:p>
            <text:p text:style-name="P6"/>
          </table:table-cell>
        </table:table-row>
        <table:table-row>
          <table:table-cell table:style-name="Tabela1.A2" office:value-type="string">
            <text:p text:style-name="P10">3</text:p>
          </table:table-cell>
          <table:table-cell table:style-name="Tabela1.B2" office:value-type="string">
            <text:p text:style-name="P5"><text:span text:style-name="T1">[</text:span>23<text:span text:style-name="T1">]</text:span></text:p>
            <text:p text:style-name="P5">Nathan Jay, Noga Rotman, Brighten Godfrey, Michael Schapira, and Aviv Tamar. 2019. A deep reinforcement learning perspective on internet</text:p>
            <text:p text:style-name="P5">congestion control. In International Conference on Machine Learning. PMLR, 3050–3059</text:p>
            <text:p text:style-name="P5"/>
            <text:p text:style-name="P4">É aprendizado por reforço, merece ser comparado.</text:p>
            <text:p text:style-name="P5"/>
          </table:table-cell>
        </table:table-row>
        <table:table-row>
          <table:table-cell table:style-name="Tabela1.A2" office:value-type="string">
            <text:p text:style-name="P7">4</text:p>
          </table:table-cell>
          <table:table-cell table:style-name="Tabela1.B2" office:value-type="string">
            <text:p text:style-name="P12"><text:span text:style-name="T1">[</text:span>24<text:span text:style-name="T1">]</text:span></text:p>
            <text:p text:style-name="P12">Rong Jin, Jiaojiao Li, Xin Tuo, Weiming Wang, and Xiaolin Li. 2018. A congestion control method of SDN data center based on reinforcement</text:p>
            <text:p text:style-name="P12">learning. International Journal of Communication Systems 31, 17 (2018), e3802.</text:p>
            <text:p text:style-name="P12"/>
            <text:p text:style-name="P13">Mas também é reinforcement</text:p>
            <text:p text:style-name="P13">Não consegui baixar. Ver no ITA</text:p>
            <text:p text:style-name="P12"/>
          </table:table-cell>
        </table:table-row>
        <table:table-row>
          <table:table-cell table:style-name="Tabela1.A2" office:value-type="string">
            <text:p text:style-name="P10">5</text:p>
          </table:table-cell>
          <table:table-cell table:style-name="Tabela1.B2" office:value-type="string">
            <text:p text:style-name="P5"><text:span text:style-name="T1">[</text:span>27<text:span text:style-name="T1">]</text:span></text:p>
            <text:p text:style-name="P5">Dehao Lan, Xiaobin Tan, Jinyang Lv, Yang Jin, and Jian Yang. 2019. A deep reinforcement learning based congestion control mechanism for NDN. In</text:p>
            <text:p text:style-name="P5">ICC 2019-2019 IEEE International Conference on Communications (ICC). IEEE, 1–7.</text:p>
            <text:p text:style-name="P5"/>
            <text:p text:style-name="P5"/>
            <text:p text:style-name="P4">NDN é uma arquitetura diferente da TCP-IP</text:p>
            <text:p text:style-name="P4"/>
            <text:p text:style-name="P4">NDN has three core concepts that distinguish NDN from other network architectures. First, applications name data and data names will directly be used in network packet forwarding; consumer applications request desired data by its name, so communications in NDN are consumer-driven. Second, NDN communications are secured in a data-centric manner, that is, each piece of data (called a Data packet) will be cryptographically signed by its producer and sensitive payload or name components can also be encrypted for the purpose of privacy; in this way, consumers can verify the packet regardless of how the packet is fetched. Third, NDN adopts a stateful forwarding plane where forwarders will keep a state for each data request (called an Interest packet) and erase the state when a corresponding Data packet comes back; <text:soft-page-break/>NDN's stateful forwarding allows intelligent forwarding strategies and eliminates loops </text:p>
            <text:p text:style-name="P4"/>
            <text:p text:style-name="P4"/>
            <text:p text:style-name="P4"/>
            <text:p text:style-name="P4">https://en.wikipedia.org/wiki/Named_data_networking</text:p>
            <text:p text:style-name="P5"/>
          </table:table-cell>
        </table:table-row>
        <table:table-row>
          <table:table-cell table:style-name="Tabela1.A6" office:value-type="string">
            <text:p text:style-name="P10">6</text:p>
          </table:table-cell>
          <table:table-cell table:style-name="Tabela1.B6" office:value-type="string">
            <text:p text:style-name="P3">[28]</text:p>
            <text:p text:style-name="P3">Wei Li, Fan Zhou, Kaushik Roy Chowdhury, and Waleed Meleis. 2018. QTCP: Adaptive congestion control with reinforcement learning. IEEE</text:p>
            <text:p text:style-name="P3">Transactions on Network Science and Engineering 6, 3 (2018), 445–458.</text:p>
            <text:p text:style-name="P3"/>
            <text:p text:style-name="P4">Também é Reinforcement</text:p>
            <text:p text:style-name="P4"/>
            <text:p text:style-name="P4">precisa ser estudado</text:p>
            <text:p text:style-name="P3"/>
            <text:p text:style-name="P3"/>
            <text:p text:style-name="P3"/>
          </table:table-cell>
        </table:table-row>
        <table:table-row>
          <table:table-cell table:style-name="Tabela1.A6" office:value-type="string">
            <text:p text:style-name="P10">7</text:p>
          </table:table-cell>
          <table:table-cell table:style-name="Tabela1.B6" office:value-type="string">
            <text:p text:style-name="P8"><text:span text:style-name="T1">[</text:span>29<text:span text:style-name="T1">]</text:span></text:p>
            <text:p text:style-name="P8">Wei Li, Fan Zhou, Waleed Meleis, and Kaushik Chowdhury. 2016. Learning-based and data-driven tcp design for memory-constrained iot. In 2016</text:p>
            <text:p text:style-name="P8">International Conference on Distributed Computing in Sensor Systems (DCOSS). IEEE, 199–205.</text:p>
            <text:p text:style-name="P8"/>
          </table:table-cell>
        </table:table-row>
        <table:table-row>
          <table:table-cell table:style-name="Tabela1.A6" office:value-type="string">
            <text:p text:style-name="P7">8</text:p>
          </table:table-cell>
          <table:table-cell table:style-name="Tabela1.B6" office:value-type="string">
            <text:p text:style-name="P6"><text:span text:style-name="T1">[</text:span>32<text:span text:style-name="T1">]</text:span></text:p>
            <text:p text:style-name="P6">Tianle Mai, Haipeng Yao, Yaqing Jing, Xiaobin Xu, Xiaolong Wang, and Zhe Ji. 2019. Self-learning congestion control of MPTCP in satellites</text:p>
            <text:p text:style-name="P6">communications. In 2019 15th International Wireless Communications &amp; Mobile Computing Conference (IWCMC). IEEE, 775–780.</text:p>
          </table:table-cell>
        </table:table-row>
        <table:table-row>
          <table:table-cell table:style-name="Tabela1.A6" office:value-type="string">
            <text:p text:style-name="P10">9</text:p>
          </table:table-cell>
          <table:table-cell table:style-name="Tabela1.B6" office:value-type="string">
            <text:p text:style-name="P5"><text:span text:style-name="T1">[</text:span>42<text:span text:style-name="T1">]</text:span> </text:p>
            <text:p text:style-name="P5">Xiaohui Nie, Youjian Zhao, Zhihan Li, Guo Chen, Kaixin Sui, Jiyang Zhang, Zijie Ye, and Dan Pei. 2019. Dynamic TCP initial windows and congestion</text:p>
            <text:p text:style-name="P5">control schemes through reinforcement learning. IEEE Journal on Selected Areas in Communications 37, 6 (2019), 1231–1247.</text:p>
            <text:p text:style-name="P5"/>
            <text:p text:style-name="P4">Precisa ser avaliado</text:p>
            <text:p text:style-name="P5"/>
          </table:table-cell>
        </table:table-row>
        <table:table-row>
          <table:table-cell table:style-name="Tabela1.A6" office:value-type="string">
            <text:p text:style-name="P7">10</text:p>
          </table:table-cell>
          <table:table-cell table:style-name="Tabela1.B6" office:value-type="string">
            <text:p text:style-name="P14"><text:span text:style-name="T1">[</text:span>44<text:span text:style-name="T1">]</text:span></text:p>
            <text:p text:style-name="P14">B Venkata Ramana, BS Manoj, and C Siva Ram Murthy. 2005. Learning-tcp: a novel learning automata based reliable transport protocol for ad hoc</text:p>
            <text:p text:style-name="P14">wireless networks. In 2nd International Conference on Broadband Networks, 2005. IEEE, 484–493.</text:p>
            <text:p text:style-name="P14"/>
          </table:table-cell>
        </table:table-row>
        <table:table-row>
          <table:table-cell table:style-name="Tabela1.A6" office:value-type="string">
            <text:p text:style-name="P10">11</text:p>
          </table:table-cell>
          <table:table-cell table:style-name="Tabela1.B6" office:value-type="string">
            <text:p text:style-name="P9"/>
            <text:p text:style-name="P9"><text:span text:style-name="T1">[</text:span>49<text:span text:style-name="T1">]</text:span></text:p>
            <text:p text:style-name="P9">Aloizio P Silva, Katia Obraczka, Scott Burleigh, and Celso M Hirata. 2016. Smart congestion control for delay-and disruption tolerant networks. In</text:p>
            <text:p text:style-name="P9"><text:soft-page-break/>2016 13th Annual IEEE International Conference on Sensing, Communication, and Networking (SECON). IEEE, 1–9.</text:p>
            <text:p text:style-name="P9"/>
            <text:p text:style-name="P9"/>
            <text:p text:style-name="P11">Feito por professor do ITA. Seria bom conversar com ele</text:p>
            <text:p text:style-name="P9"/>
          </table:table-cell>
        </table:table-row>
        <table:table-row>
          <table:table-cell table:style-name="Tabela1.A6" office:value-type="string">
            <text:p text:style-name="P10">12</text:p>
          </table:table-cell>
          <table:table-cell table:style-name="Tabela1.B6" office:value-type="string">
            <text:p text:style-name="P12"><text:span text:style-name="T1">[</text:span>55<text:span text:style-name="T1">]</text:span> </text:p>
            <text:p text:style-name="P12">Ahmed A Tarraf, Ibrahim W Habib, and Tarek N Saadawi. 1995. Reinforcement learning-based neural network congestion controller for ATM</text:p>
            <text:p text:style-name="P12">networks. In Proceedings of MILCOM’95, Vol. 2. IEEE, 668–672.</text:p>
          </table:table-cell>
        </table:table-row>
        <table:table-row>
          <table:table-cell table:style-name="Tabela1.A6" office:value-type="string">
            <text:p text:style-name="P10">13</text:p>
          </table:table-cell>
          <table:table-cell table:style-name="Tabela1.B6" office:value-type="string">
            <text:p text:style-name="P9"><text:span text:style-name="T1">[</text:span>62<text:span text:style-name="T1">]</text:span> </text:p>
            <text:p text:style-name="P9">Haitao Wu, Zhenqian Feng, Chuanxiong Guo, and Yongguang Zhang. 2010. ICTCP: Incast congestion control for TCP in data center networks. In</text:p>
            <text:p text:style-name="P9">Proceedings of the 6th International COnference. 1–12.</text:p>
            <text:p text:style-name="P9"/>
          </table:table-cell>
        </table:table-row>
        <table:table-row>
          <table:table-cell table:style-name="Tabela1.A6" office:value-type="string">
            <text:p text:style-name="P10">14</text:p>
          </table:table-cell>
          <table:table-cell table:style-name="Tabela1.B6" office:value-type="string">
            <text:p text:style-name="P5"><text:span text:style-name="T1">[</text:span>64]</text:p>
            <text:p text:style-name="P5">Zhiyuan Xu, Jian Tang, Chengxiang Yin, Yanzhi Wang, and Guoliang Xue. 2019. Experience-driven congestion control: When multi-path TCP meets</text:p>
            <text:p text:style-name="P5">deep reinforcement learning. IEEE Journal on Selected Areas in Communications 37, 6 (2019), 1325–1336</text:p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9:47:06.682000000</meta:creation-date>
    <dc:date>2023-04-22T22:21:38.466000000</dc:date>
    <meta:editing-duration>PT2H31M56S</meta:editing-duration>
    <meta:editing-cycles>6</meta:editing-cycles>
    <meta:generator>LibreOffice/7.4.2.3$Windows_X86_64 LibreOffice_project/382eef1f22670f7f4118c8c2dd222ec7ad009daf</meta:generator>
    <meta:document-statistic meta:table-count="1" meta:image-count="0" meta:object-count="0" meta:page-count="4" meta:paragraph-count="66" meta:word-count="692" meta:character-count="4578" meta:non-whitespace-character-count="3961"/>
  </office:meta>
</office:document-meta>
</file>